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style:font-name-complex="Courier New2"/>
    </style:style>
    <style:style style:name="P3" style:family="paragraph" style:parent-style-name="Plain_20_Text">
      <style:paragraph-properties fo:text-align="justify" style:justify-single-word="false"/>
    </style:style>
    <style:style style:name="P4" style:family="paragraph" style:parent-style-name="Plain_20_Text">
      <style:paragraph-properties fo:text-align="justify" style:justify-single-word="false"/>
      <style:text-properties style:font-name="Courier New" style:font-name-complex="Courier New2"/>
    </style:style>
    <style:style style:name="P5" style:family="paragraph" style:parent-style-name="Plain_20_Text">
      <style:paragraph-properties fo:margin-left="0.5in" fo:margin-right="0in" fo:text-align="justify" style:justify-single-word="false" fo:text-indent="0in" style:auto-text-indent="false"/>
      <style:text-properties style:font-name="Courier New" style:font-name-complex="Courier New2"/>
    </style:style>
    <style:style style:name="P6" style:family="paragraph" style:parent-style-name="Plain_20_Text" style:master-page-name="Standard">
      <style:paragraph-properties fo:text-align="justify" style:justify-single-word="false" style:page-number="auto"/>
      <style:text-properties style:font-name="Courier New" style:font-name-complex="Courier New2"/>
    </style:style>
    <style:style style:name="P7" style:family="paragraph" style:parent-style-name="Plain_20_Text" style:list-style-name="WWNum1">
      <style:paragraph-properties fo:text-align="justify" style:justify-single-word="false"/>
      <style:text-properties style:font-name="Courier New" style:font-name-complex="Courier New2"/>
    </style:style>
    <style:style style:name="P8" style:family="paragraph" style:parent-style-name="Plain_20_Text" style:list-style-name="WWNum2">
      <style:paragraph-properties fo:text-align="justify" style:justify-single-word="false"/>
      <style:text-properties style:font-name="Courier New" style:font-name-complex="Courier New2"/>
    </style:style>
    <style:style style:name="P9" style:family="paragraph" style:parent-style-name="Plain_20_Text" style:list-style-name="WWNum3">
      <style:paragraph-properties fo:text-align="justify" style:justify-single-word="false"/>
      <style:text-properties style:font-name="Courier New" style:font-name-complex="Courier New2"/>
    </style:style>
    <style:style style:name="P10" style:family="paragraph" style:parent-style-name="Plain_20_Text" style:list-style-name="WWNum4">
      <style:paragraph-properties fo:text-align="justify" style:justify-single-word="false"/>
      <style:text-properties style:font-name="Courier New" style:font-name-complex="Courier New2"/>
    </style:style>
    <style:style style:name="P11" style:family="paragraph" style:parent-style-name="Plain_20_Text" style:list-style-name="WWNum5">
      <style:paragraph-properties fo:text-align="justify" style:justify-single-word="false"/>
      <style:text-properties style:font-name="Courier New" style:font-name-complex="Courier New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or this assignment, write queries using SQL to demonstrate the core aspects of writing SQL to produce data for reporting and analyzing information. There may be multiple ways to produce the same results, but ensure you are returning the requested fields.</text:p>
      <text:p text:style-name="P4"/>
      <text:p text:style-name="P4">Format of Data Structure: The units are 10th of a degree Celcius. The columns are yr and dy for year and day of month. The next twelve columns are for January through to December. <text:s/></text:p>
      <text:p text:style-name="P4"/>
      <text:p text:style-name="P4">Using the White Christmas database, complete the queries below for the scenarios listed.</text:p>
      <text:p text:style-name="P1"/>
      <text:p text:style-name="P4">Scenario: Diaplay Days, Months, and Years</text:p>
      <text:p text:style-name="P4"/>
      <text:p text:style-name="P4">Query-1: Show the average daily temperature for August 10th, 1964.</text:p>
      <text:p text:style-name="P4"/>
      <text:list xml:id="list9138329800083780851" text:style-name="WWNum1">
        <text:list-item>
          <text:p text:style-name="P7">Query: SELECT m8 / 10 AS temp FROM temps WHERE yr = 1964 AND dy = 10</text:p>
        </text:list-item>
      </text:list>
      <text:p text:style-name="P5"/>
      <text:list xml:id="list42280098" text:continue-numbering="true" text:style-name="WWNum1">
        <text:list-item>
          <text:p text:style-name="P7">Columns: temp </text:p>
        </text:list-item>
      </text:list>
      <text:p text:style-name="P5"/>
      <text:list xml:id="list42280833" text:continue-numbering="true" text:style-name="WWNum1">
        <text:list-item>
          <text:p text:style-name="P7">Expected Row Count: 1</text:p>
        </text:list-item>
      </text:list>
      <text:p text:style-name="P5"/>
      <text:list xml:id="list42273874" text:continue-numbering="true" text:style-name="WWNum1">
        <text:list-item>
          <text:p text:style-name="P7">Screenshot: #1</text:p>
        </text:list-item>
      </text:list>
      <text:p text:style-name="P2"/>
      <text:p text:style-name="P2">======================================================================</text:p>
      <text:p text:style-name="P2">Scenario (Preteen Dickens): Charles Dickens is said to be responsible for the tradition of expecting snow at Christmas Daily Telegraph. <text:s/>Show the temperature on Christmas day (25th December) for each year of his childhood. He was born in February 1812 - so he was 1 (more or less) in December 1812. <text:s/></text:p>
      <text:p text:style-name="P2">Query-2: Show the twelve temperatures.</text:p>
      <text:list xml:id="list5665392890165743881" text:style-name="WWNum2">
        <text:list-item>
          <text:p text:style-name="P8">Query: SELECT yr, m12 / 10 AS temp FROM temps WHERE yr BETWEEN 1812 AND 1823 AND dy = 25</text:p>
        </text:list-item>
      </text:list>
      <text:p text:style-name="P4"/>
      <text:list xml:id="list42255813" text:continue-numbering="true" text:style-name="WWNum2">
        <text:list-item>
          <text:p text:style-name="P8">Columns: yr, temp</text:p>
        </text:list-item>
      </text:list>
      <text:p text:style-name="P5"/>
      <text:list xml:id="list42275120" text:continue-numbering="true" text:style-name="WWNum2">
        <text:list-item>
          <text:p text:style-name="P8">Expected Row Count: 12</text:p>
        </text:list-item>
      </text:list>
      <text:p text:style-name="P5"/>
      <text:list xml:id="list42269020" text:continue-numbering="true" text:style-name="WWNum2">
        <text:list-item>
          <text:p text:style-name="P8">Screenshot: #2 </text:p>
        </text:list-item>
      </text:list>
      <text:p text:style-name="P4"/>
      <text:p text:style-name="P4"/>
      <text:p text:style-name="P2">======================================================================</text:p>
      <text:p text:style-name="P4">Scenario (Minimum Temperature Before Christmas): We declare a White Christmas if there was a day with an average temperature below zero between 21st and 25th of December.</text:p>
      <text:p text:style-name="P4"/>
      <text:p text:style-name="P4">Query-3: For each age 1-12 show which years were a White Christmas. Show 'White Christmas' or 'No snow' for each age.</text:p>
      <text:p text:style-name="P4"/>
      <text:list xml:id="list5907978243535506552" text:style-name="WWNum3">
        <text:list-item>
          <text:p text:style-name="P9"><text:soft-page-break/>Query: SELECT yr - 1811 AS age, CASE WHEN MIN(m12) &lt; 0 THEN 'White Christmas' ELSE 'No Snow' END AS snow FROM temps</text:p>
        </text:list-item>
        <text:list-item>
          <text:p text:style-name="P9">WHERE yr BETWEEN 1812 AND 1823 AND dy BETWEEN 21 AND 25 GROUP BY(yr)</text:p>
        </text:list-item>
      </text:list>
      <text:p text:style-name="P4"/>
      <text:list xml:id="list42273919" text:continue-numbering="true" text:style-name="WWNum3">
        <text:list-item>
          <text:p text:style-name="P9">Columns: age, snow</text:p>
        </text:list-item>
      </text:list>
      <text:p text:style-name="P5"/>
      <text:list xml:id="list42282836" text:continue-numbering="true" text:style-name="WWNum3">
        <text:list-item>
          <text:p text:style-name="P9">Expected Row Count: 12 </text:p>
        </text:list-item>
      </text:list>
      <text:p text:style-name="P5"/>
      <text:list xml:id="list42284171" text:continue-numbering="true" text:style-name="WWNum3">
        <text:list-item>
          <text:p text:style-name="P9">Screenshot: #3</text:p>
        </text:list-item>
      </text:list>
      <text:p text:style-name="P4"/>
      <text:p text:style-name="P2">======================================================================</text:p>
      <text:p text:style-name="P4">Scenario (White Christmas Count): A person's White Christmas Count (wcc) is the number of White Christmases they were exposed to as a child (between 3 and 12 inclusive assuming they were born at the beginning of the year and were about 1 year old on their first Christmas). <text:s/>Charles Dickens's wcc was 8.</text:p>
      <text:p text:style-name="P4"/>
      <text:p text:style-name="P4">Query-4: List all the years and the wcc for children born in each year of the data set. Only show years where the wcc was at least 7.</text:p>
      <text:p text:style-name="P4"/>
      <text:list xml:id="list7082932993994451900" text:style-name="WWNum4">
        <text:list-item>
          <text:p text:style-name="P10">Query:SELECT birth_year, COUNT(white_xmas) AS wcc</text:p>
          <text:p text:style-name="P10">FROM (</text:p>
          <text:list>
            <text:list-header>
              <text:p text:style-name="P10">SELECT birth_year, yr + 1 - birth_year AS age,</text:p>
            </text:list-header>
          </text:list>
          <text:p text:style-name="P10"><text:tab/>CASE WHEN MIN(m12) &lt; 0 THEN 'White Christmas' END AS <text:tab/>white_xmas</text:p>
          <text:p text:style-name="P10"><text:tab/>FROM temps</text:p>
          <text:p text:style-name="P10"><text:tab/>CROSS JOIN (SELECT DISTINCT yr AS birth_year FROM temps) years</text:p>
          <text:p text:style-name="P10"><text:tab/>WHERE yr BETWEEN birth_year + 2 AND birth_year + 11 AND DY <text:tab/>BETWEEN 21 AND 25</text:p>
          <text:p text:style-name="P10"><text:tab/>GROUP BY(birth_year, age)</text:p>
          <text:p text:style-name="P10">)white_christmases</text:p>
          <text:p text:style-name="P10">GROUP BY(birth_year)</text:p>
          <text:p text:style-name="P10">HAVING COUNT(white_xmas) &gt;= 7</text:p>
        </text:list-item>
      </text:list>
      <text:p text:style-name="P5"/>
      <text:list xml:id="list42275956" text:continue-numbering="true" text:style-name="WWNum4">
        <text:list-item>
          <text:p text:style-name="P10">Columns: birth_year, wcc</text:p>
        </text:list-item>
      </text:list>
      <text:p text:style-name="P5"/>
      <text:list xml:id="list42286084" text:continue-numbering="true" text:style-name="WWNum4">
        <text:list-item>
          <text:p text:style-name="P10">Expected Row Count: 5</text:p>
        </text:list-item>
      </text:list>
      <text:p text:style-name="P5"/>
      <text:list xml:id="list42266024" text:continue-numbering="true" text:style-name="WWNum4">
        <text:list-item>
          <text:p text:style-name="P10">Screenshot:#4 </text:p>
        </text:list-item>
      </text:list>
      <text:p text:style-name="P4"/>
      <text:p text:style-name="P2">======================================================================</text:p>
      <text:p text:style-name="P4">Scenario (Climate Change)</text:p>
      <text:p text:style-name="P4"/>
      <text:p text:style-name="P4">Query-5: Display the average temperatures for August by decade.</text:p>
      <text:p text:style-name="P4"/>
      <text:list xml:id="list630192148993521203" text:style-name="WWNum5">
        <text:list-item>
          <text:p text:style-name="P11">Query: SELECT yr / 10 * 10 AS decade, AVG(m8 / 10) AS avg_temp</text:p>
          <text:p text:style-name="P11">FROM temps</text:p>
          <text:p text:style-name="P11">WHERE yr BETWEEN yr AND yr / 10 * 10</text:p>
          <text:p text:style-name="P11">GROUP BY(yr) ORDER BY(yr) ASC</text:p>
        </text:list-item>
      </text:list>
      <text:p text:style-name="P5"/>
      <text:list xml:id="list42280243" text:continue-numbering="true" text:style-name="WWNum5">
        <text:list-item>
          <text:p text:style-name="P11">Columns: decade, avg_temp</text:p>
        </text:list-item>
      </text:list>
      <text:p text:style-name="P5"/>
      <text:list xml:id="list42272987" text:continue-numbering="true" text:style-name="WWNum5">
        <text:list-item>
          <text:p text:style-name="P11"><text:soft-page-break/>Expected Row Count: 25 </text:p>
        </text:list-item>
      </text:list>
      <text:p text:style-name="P5"/>
      <text:list xml:id="list42283005" text:continue-numbering="true" text:style-name="WWNum5">
        <text:list-item>
          <text:p text:style-name="P11">Screenshot: #5</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lain_20_Text" style:display-name="Plain Text" style:family="paragraph" style:parent-style-name="Standard" style:default-outline-level="" style:list-style-name="">
      <style:paragraph-properties fo:margin-top="0in" fo:margin-bottom="0in" fo:line-height="100%"/>
      <style:text-properties style:font-name="Consolas" fo:font-size="10.5pt" style:font-size-asian="10.5pt" style:font-size-complex="10.5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nsolas" fo:font-size="10.5pt" style:font-size-asian="10.5pt" style:font-size-complex="10.5pt"/>
    </style:style>
    <style:style style:name="ListLabel_20_1" style:display-name="ListLabel 1"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ak Rajani</meta:initial-creator>
    <dc:creator>Davey  Caviness</dc:creator>
    <meta:editing-cycles>3</meta:editing-cycles>
    <meta:creation-date>2021-07-09T01:44:00</meta:creation-date>
    <dc:date>2022-03-04T22:03:33.46</dc:date>
    <meta:editing-duration>PT1H10M43S</meta:editing-duration>
    <meta:generator>OpenOffice/4.1.10$Win32 OpenOffice.org_project/4110m2$Build-9807</meta:generator>
    <meta:document-statistic meta:table-count="0" meta:image-count="0" meta:object-count="0" meta:page-count="3" meta:paragraph-count="51" meta:word-count="543" meta:character-count="32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